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04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8.29pt"/>
    </style:style>
    <style:style style:name="co4" style:family="table-column">
      <style:table-column-properties fo:break-before="auto" style:column-width="31.69pt"/>
    </style:style>
    <style:style style:name="co5" style:family="table-column">
      <style:table-column-properties fo:break-before="auto" style:column-width="26.56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53.66pt"/>
    </style:style>
    <style:style style:name="co8" style:family="table-column">
      <style:table-column-properties fo:break-before="auto" style:column-width="23.16pt"/>
    </style:style>
    <style:style style:name="co9" style:family="table-column">
      <style:table-column-properties fo:break-before="auto" style:column-width="24.01pt"/>
    </style:style>
    <style:style style:name="co10" style:family="table-column">
      <style:table-column-properties fo:break-before="auto" style:column-width="44.59pt"/>
    </style:style>
    <style:style style:name="co11" style:family="table-column">
      <style:table-column-properties fo:break-before="auto" style:column-width="46.2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22" style:family="table-cell" style:parent-style-name="Default" style:data-style-name="N125">
      <style:table-cell-properties fo:border-bottom="0.06pt solid #999999" style:text-align-source="fix" style:repeat-content="false" fo:border-left="0.06pt solid #999999" fo:border-right="none" fo:border-top="0.06pt solid #999999"/>
      <style:paragraph-properties fo:text-align="center" fo:margin-left="0pt"/>
      <style:text-properties fo:color="#666666"/>
    </style:style>
    <style:style style:name="ce23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ext-properties fo:color="#666666"/>
    </style:style>
    <style:style style:name="ce26" style:family="table-cell" style:parent-style-name="Default" style:data-style-name="N125">
      <style:table-cell-properties fo:border-bottom="0.06pt solid #999999" style:text-align-source="fix" style:repeat-content="false" fo:border-left="none" fo:border-right="none" fo:border-top="0.06pt solid #999999"/>
      <style:paragraph-properties fo:text-align="center" fo:margin-left="0pt"/>
      <style:text-properties fo:color="#666666"/>
    </style:style>
    <style:style style:name="ce27" style:family="table-cell" style:parent-style-name="Default">
      <style:table-cell-properties fo:border="none"/>
      <style:text-properties fo:color="#666666"/>
    </style:style>
    <style:style style:name="ce28" style:family="table-cell" style:parent-style-name="Default" style:data-style-name="N125">
      <style:table-cell-properties fo:border-bottom="0.06pt solid #999999" style:text-align-source="fix" style:repeat-content="false" fo:border-left="none" fo:border-right="0.06pt solid #999999" fo:border-top="0.06pt solid #999999"/>
      <style:paragraph-properties fo:text-align="center" fo:margin-left="0pt"/>
      <style:text-properties fo:color="#666666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30" style:family="table-cell" style:parent-style-name="Default">
      <style:table-cell-properties fo:border-bottom="0.06pt solid #999999" fo:border-left="0.06pt solid #999999" fo:border-right="none" fo:border-top="0.06pt solid #999999"/>
      <style:text-properties fo:color="#666666" style:font-name="Liberation Sans" style:font-name-asian="WenQuanYi Micro Hei" style:font-name-complex="Lohit Devanagari"/>
    </style:style>
    <style:style style:name="ce31" style:family="table-cell" style:parent-style-name="Default">
      <style:table-cell-properties fo:border-bottom="0.06pt solid #999999" fo:border-left="none" fo:border-right="none" fo:border-top="0.06pt solid #999999"/>
      <style:text-properties fo:color="#666666"/>
    </style:style>
    <style:style style:name="ce32" style:family="table-cell" style:parent-style-name="Default">
      <style:table-cell-properties fo:border-bottom="0.06pt solid #999999" fo:border-left="none" fo:border-right="0.06pt solid #999999" fo:border-top="0.06pt solid #999999"/>
      <style:text-properties fo:color="#666666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34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35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style:text-position="su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22"/>
        <table:table-column table:style-name="co6" table:default-cell-style-name="ce24"/>
        <table:table-column table:style-name="co7" table:default-cell-style-name="ce5"/>
        <table:table-column table:style-name="co6" table:default-cell-style-name="ce26"/>
        <table:table-column table:style-name="co6" table:default-cell-style-name="ce24"/>
        <table:table-column table:style-name="co6" table:default-cell-style-name="ce5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12"/>
          <table:table-cell table:style-name="Default" table:number-columns-repeated="6"/>
          <table:table-cell table:number-columns-repeated="16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6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8" table:number-rows-spanned="1">
            <text:p>Left RNN</text:p>
          </table:table-cell>
          <table:covered-table-cell table:number-columns-repeated="7"/>
          <table:table-cell/>
          <table:table-cell table:style-name="Default" table:number-columns-repeated="6"/>
          <table:table-cell table:number-columns-repeated="16"/>
        </table:table-row>
        <table:table-row table:style-name="ro2">
          <table:table-cell table:style-name="ce2" office:value-type="string" calcext:value-type="string" table:number-columns-spanned="3" table:number-rows-spanned="1">
            <text:p>Nodes</text:p>
          </table:table-cell>
          <table:covered-table-cell table:style-name="ce2"/>
          <table:covered-table-cell/>
          <table:table-cell/>
          <table:table-cell table:style-name="ce7" office:value-type="string" calcext:value-type="string" table:number-columns-spanned="2" table:number-rows-spanned="1">
            <text:p>W</text:p>
          </table:table-cell>
          <table:covered-table-cell table:style-name="ce11"/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7" office:value-type="string" calcext:value-type="string" table:number-columns-spanned="3" table:number-rows-spanned="1">
            <text:p>W<text:span text:style-name="T1">rec</text:span></text:p>
          </table:table-cell>
          <table:covered-table-cell table:number-columns-repeated="2" table:style-name="ce11"/>
          <table:table-cell table:style-name="ce11"/>
          <table:table-cell table:style-name="ce2" office:value-type="string" calcext:value-type="string" table:number-columns-spanned="3" table:number-rows-spanned="1">
            <text:p>Left encoding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ight encoding</text:p>
          </table:table-cell>
          <table:covered-table-cell table:number-columns-repeated="2" table:style-name="Default"/>
          <table:table-cell table:style-name="ce11"/>
          <table:table-cell table:number-columns-repeated="9"/>
          <table:table-cell table:style-name="ce33" office:value-type="string" calcext:value-type="string" table:number-columns-spanned="2" table:number-rows-spanned="1">
            <text:p>Encoded nodes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Encoding errors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-0.5" calcext:value-type="float">
            <text:p>-0.5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0.8" calcext:value-type="float">
            <text:p>0.8</text:p>
          </table:table-cell>
          <table:table-cell/>
          <table:table-cell table:style-name="ce15" office:value-type="float" office:value="0.8" calcext:value-type="float">
            <text:p>0.8</text:p>
          </table:table-cell>
          <table:table-cell/>
          <table:table-cell table:style-name="ce8" office:value-type="float" office:value="0.1" calcext:value-type="float">
            <text:p>0.1</text:p>
          </table:table-cell>
          <table:table-cell table:style-name="ce18" office:value-type="float" office:value="0.7" calcext:value-type="float">
            <text:p>0.7</text:p>
          </table:table-cell>
          <table:table-cell table:style-name="ce12" office:value-type="float" office:value="-0" calcext:value-type="float">
            <text:p>0</text:p>
          </table:table-cell>
          <table:table-cell/>
          <table:table-cell table:style-name="ce20" table:number-matrix-columns-spanned="3" table:number-matrix-rows-spanned="1" table:formula="of:=[.N16:.P16]" office:value-type="float" office:value="-0.291312612451591" calcext:value-type="float">
            <text:p>-0.2913126125</text:p>
          </table:table-cell>
          <table:table-cell office:value-type="float" office:value="0.336375544336332" calcext:value-type="float">
            <text:p>0.3363755443</text:p>
          </table:table-cell>
          <table:table-cell office:value-type="float" office:value="0.04995837495788" calcext:value-type="float">
            <text:p>0.049958375</text:p>
          </table:table-cell>
          <table:table-cell table:style-name="ce4" table:number-matrix-columns-spanned="3" table:number-matrix-rows-spanned="1" table:formula="of:=[.Q16:.S16]" office:value-type="float" office:value="-0.244918662403709" calcext:value-type="float">
            <text:p>-0.2449186624</text:p>
          </table:table-cell>
          <table:table-cell office:value-type="float" office:value="0.946806012846268" calcext:value-type="float">
            <text:p>0.9468060128</text:p>
          </table:table-cell>
          <table:table-cell office:value-type="float" office:value="0.761594155955765" calcext:value-type="float">
            <text:p>0.761594156</text:p>
          </table:table-cell>
          <table:table-cell table:number-columns-repeated="10"/>
          <table:table-cell table:style-name="ce34" table:number-matrix-columns-spanned="2" table:number-matrix-rows-spanned="1" table:formula="of:=TRANSPOSE(TANH(MMULT([.$U$8:.$Z$9];TRANSPOSE([.N5:.S5]))+[.$AB$8:.$AB$9]))" office:value-type="float" office:value="-0.262210197688794" calcext:value-type="float">
            <text:p>-0.262210</text:p>
          </table:table-cell>
          <table:table-cell table:style-name="ce35" office:value-type="float" office:value="-0.0219759683841805" calcext:value-type="float">
            <text:p>-0.02197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-0.8" calcext:value-type="float">
            <text:p>-0.8</text:p>
          </table:table-cell>
          <table:table-cell table:style-name="ce5" office:value-type="float" office:value="-0.9" calcext:value-type="float">
            <text:p>-0.9</text:p>
          </table:table-cell>
          <table:table-cell/>
          <table:table-cell table:style-name="ce9" office:value-type="float" office:value="-0.3" calcext:value-type="float">
            <text:p>-0.3</text:p>
          </table:table-cell>
          <table:table-cell table:style-name="ce13" office:value-type="float" office:value="-0" calcext:value-type="float">
            <text:p>0</text:p>
          </table:table-cell>
          <table:table-cell/>
          <table:table-cell table:style-name="ce16" office:value-type="float" office:value="0.2" calcext:value-type="float">
            <text:p>0.2</text:p>
          </table:table-cell>
          <table:table-cell/>
          <table:table-cell table:style-name="ce9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3" office:value-type="float" office:value="-0.2" calcext:value-type="float">
            <text:p>-0.2</text:p>
          </table:table-cell>
          <table:table-cell/>
          <table:table-cell table:style-name="ce20" table:number-matrix-columns-spanned="3" table:number-matrix-rows-spanned="1" table:formula="of:=TRANSPOSE(TANH(MMULT([.$E$5:.$F$7];TRANSPOSE([.AD5:.AE5]))+[.$H$5:.$H$7]+MMULT([.J5:.L7];TRANSPOSE([.N17:.P17]))))" office:value-type="float" office:value="0.704736748060357" calcext:value-type="float">
            <text:p>0.7047367481</text:p>
          </table:table-cell>
          <table:table-cell office:value-type="float" office:value="0.560262560817127" calcext:value-type="float">
            <text:p>0.5602625608</text:p>
          </table:table-cell>
          <table:table-cell office:value-type="float" office:value="-0.286397803249614" calcext:value-type="float">
            <text:p>-0.2863978032</text:p>
          </table:table-cell>
          <table:table-cell table:style-name="ce29" table:number-matrix-columns-spanned="3" table:number-matrix-rows-spanned="1" table:formula="of:=TRANSPOSE(TANH(MMULT([.$E$14:.$F$16];TRANSPOSE([.AD7:.AE7]))+[.$H$14:.$H$16]+MMULT([.J14:.L16];TRANSPOSE([.Q17:.S17]))))" office:value-type="float" office:value="0.15802970798825" calcext:value-type="float">
            <text:p>0.158029708</text:p>
          </table:table-cell>
          <table:table-cell office:value-type="float" office:value="0.531657487610149" calcext:value-type="float">
            <text:p>0.5316574876</text:p>
          </table:table-cell>
          <table:table-cell office:value-type="float" office:value="0.978466283597775" calcext:value-type="float">
            <text:p>0.9784662836</text:p>
          </table:table-cell>
          <table:table-cell/>
          <table:table-cell table:style-name="ce6" office:value-type="string" calcext:value-type="string" table:number-columns-spanned="8" table:number-rows-spanned="1">
            <text:p>Concat Feedforward</text:p>
          </table:table-cell>
          <table:covered-table-cell table:number-columns-repeated="7"/>
          <table:table-cell/>
          <table:table-cell table:style-name="ce34" table:number-matrix-columns-spanned="2" table:number-matrix-rows-spanned="1" table:formula="of:=TRANSPOSE(TANH(MMULT([.$U$8:.$Z$9];TRANSPOSE([.N6:.S6]))+[.$AB$8:.$AB$9]))" office:value-type="float" office:value="0.496212189920741" calcext:value-type="float">
            <text:p>0.496212</text:p>
          </table:table-cell>
          <table:table-cell table:style-name="ce35" office:value-type="float" office:value="0.0124710529735726" calcext:value-type="float">
            <text:p>0.01247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5" office:value-type="float" office:value="0.4" calcext:value-type="float">
            <text:p>0.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-0.9" calcext:value-type="float">
            <text:p>-0.9</text:p>
          </table:table-cell>
          <table:table-cell/>
          <table:table-cell table:style-name="ce10" office:value-type="float" office:value="0.9" calcext:value-type="float">
            <text:p>0.9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17" office:value-type="float" office:value="-0.3" calcext:value-type="float">
            <text:p>-0.3</text:p>
          </table:table-cell>
          <table:table-cell/>
          <table:table-cell table:style-name="ce10" office:value-type="float" office:value="-0.5" calcext:value-type="float">
            <text:p>-0.5</text:p>
          </table:table-cell>
          <table:table-cell table:style-name="ce19" office:value-type="float" office:value="-0.2" calcext:value-type="float">
            <text:p>-0.2</text:p>
          </table:table-cell>
          <table:table-cell table:style-name="ce14" office:value-type="float" office:value="-0.4" calcext:value-type="float">
            <text:p>-0.4</text:p>
          </table:table-cell>
          <table:table-cell/>
          <table:table-cell table:style-name="ce4" table:number-matrix-columns-spanned="3" table:number-matrix-rows-spanned="1" table:formula="of:=[.N18:.P18]" office:value-type="float" office:value="0.0798297691111313" calcext:value-type="float">
            <text:p>0.0798297691</text:p>
          </table:table-cell>
          <table:table-cell office:value-type="float" office:value="0.197375320224904" calcext:value-type="float">
            <text:p>0.1973753202</text:p>
          </table:table-cell>
          <table:table-cell office:value-type="float" office:value="0.396930432005078" calcext:value-type="float">
            <text:p>0.396930432</text:p>
          </table:table-cell>
          <table:table-cell table:style-name="ce20" table:number-matrix-columns-spanned="3" table:number-matrix-rows-spanned="1" table:formula="of:=TRANSPOSE(TANH(MMULT([.$E$14:.$F$16];TRANSPOSE([.AD9:.AE9]))+[.$H$14:.$H$16]+MMULT([.J14:.L16];TRANSPOSE([.Q26:.S26]))))" office:value-type="float" office:value="0.925379783065373" calcext:value-type="float">
            <text:p>0.9253797831</text:p>
          </table:table-cell>
          <table:table-cell office:value-type="float" office:value="-0.506408134819775" calcext:value-type="float">
            <text:p>-0.5064081348</text:p>
          </table:table-cell>
          <table:table-cell office:value-type="float" office:value="0.918801712520384" calcext:value-type="float">
            <text:p>0.9188017125</text:p>
          </table:table-cell>
          <table:table-cell/>
          <table:table-cell table:style-name="ce7" office:value-type="string" calcext:value-type="string" table:number-columns-spanned="6" table:number-rows-spanned="1">
            <text:p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B</text:p>
          </table:table-cell>
          <table:table-cell/>
          <table:table-cell table:style-name="ce34" table:number-matrix-columns-spanned="2" table:number-matrix-rows-spanned="1" table:formula="of:=TRANSPOSE(TANH(MMULT([.$U$8:.$Z$9];TRANSPOSE([.N7:.S7]))+[.$AB$8:.$AB$9]))" office:value-type="float" office:value="0.910215909697044" calcext:value-type="float">
            <text:p>0.910216</text:p>
          </table:table-cell>
          <table:table-cell table:style-name="ce35" office:value-type="float" office:value="-0.902147559176462" calcext:value-type="float">
            <text:p>-0.90214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0.3" calcext:value-type="float">
            <text:p>0.3</text:p>
          </table:table-cell>
          <table:table-cell table:style-name="ce5" office:value-type="float" office:value="-0.7" calcext:value-type="float">
            <text:p>-0.7</text:p>
          </table:table-cell>
          <table:table-cell table:number-columns-repeated="10"/>
          <table:table-cell table:style-name="ce4" table:number-matrix-columns-spanned="3" table:number-matrix-rows-spanned="1" table:formula="of:=[.N19:.P19]" office:value-type="float" office:value="0.396930432005078" calcext:value-type="float">
            <text:p>0.396930432</text:p>
          </table:table-cell>
          <table:table-cell office:value-type="float" office:value="0.10955847021443" calcext:value-type="float">
            <text:p>0.1095584702</text:p>
          </table:table-cell>
          <table:table-cell office:value-type="float" office:value="0.485381090605372" calcext:value-type="float">
            <text:p>0.4853810906</text:p>
          </table:table-cell>
          <table:table-cell table:style-name="ce4" table:number-matrix-columns-spanned="3" table:number-matrix-rows-spanned="1" table:formula="of:=[.Q19:.S19]" office:value-type="float" office:value="0.0996679946249558" calcext:value-type="float">
            <text:p>0.0996679946</text:p>
          </table:table-cell>
          <table:table-cell office:value-type="float" office:value="0.706419320397235" calcext:value-type="float">
            <text:p>0.7064193204</text:p>
          </table:table-cell>
          <table:table-cell office:value-type="float" office:value="0.793199097083501" calcext:value-type="float">
            <text:p>0.7931990971</text:p>
          </table:table-cell>
          <table:table-cell/>
          <table:table-cell table:style-name="ce8" office:value-type="float" office:value="0.2" calcext:value-type="float">
            <text:p>0.2</text:p>
          </table:table-cell>
          <table:table-cell table:style-name="ce18" office:value-type="float" office:value="-0.2" calcext:value-type="float">
            <text:p>-0.2</text:p>
          </table:table-cell>
          <table:table-cell table:style-name="ce18" office:value-type="float" office:value="-0.4" calcext:value-type="float">
            <text:p>-0.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0.5" calcext:value-type="float">
            <text:p>-0.5</text:p>
          </table:table-cell>
          <table:table-cell table:style-name="ce12" office:value-type="float" office:value="-0.4" calcext:value-type="float">
            <text:p>-0.4</text:p>
          </table:table-cell>
          <table:table-cell/>
          <table:table-cell table:style-name="ce15" office:value-type="float" office:value="0.9" calcext:value-type="float">
            <text:p>0.9</text:p>
          </table:table-cell>
          <table:table-cell/>
          <table:table-cell table:style-name="ce34" table:number-matrix-columns-spanned="2" table:number-matrix-rows-spanned="1" table:formula="of:=TRANSPOSE(TANH(MMULT([.$U$8:.$Z$9];TRANSPOSE([.N8:.S8]))+[.$AB$8:.$AB$9]))" office:value-type="float" office:value="0.190157575875533" calcext:value-type="float">
            <text:p>0.190158</text:p>
          </table:table-cell>
          <table:table-cell table:style-name="ce35" office:value-type="float" office:value="-0.0965821547487035" calcext:value-type="float">
            <text:p>-0.09658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float" office:value="-0.2" calcext:value-type="float">
            <text:p>-0.2</text:p>
          </table:table-cell>
          <table:table-cell table:number-columns-repeated="10"/>
          <table:table-cell table:style-name="ce4" table:number-matrix-columns-spanned="3" table:number-matrix-rows-spanned="1" table:formula="of:=[.N20:.P20]" office:value-type="float" office:value="0.785663859026944" calcext:value-type="float">
            <text:p>0.785663859</text:p>
          </table:table-cell>
          <table:table-cell office:value-type="float" office:value="-0.0099996666799995" calcext:value-type="float">
            <text:p>-0.0099996667</text:p>
          </table:table-cell>
          <table:table-cell office:value-type="float" office:value="0.454216432682259" calcext:value-type="float">
            <text:p>0.4542164327</text:p>
          </table:table-cell>
          <table:table-cell table:style-name="ce4" table:number-matrix-columns-spanned="3" table:number-matrix-rows-spanned="1" table:formula="of:=[.Q20:.S20]" office:value-type="float" office:value="0.52989560752753" calcext:value-type="float">
            <text:p>0.5298956075</text:p>
          </table:table-cell>
          <table:table-cell office:value-type="float" office:value="0.272905080563133" calcext:value-type="float">
            <text:p>0.2729050806</text:p>
          </table:table-cell>
          <table:table-cell office:value-type="float" office:value="0.685809062229095" calcext:value-type="float">
            <text:p>0.6858090622</text:p>
          </table:table-cell>
          <table:table-cell/>
          <table:table-cell table:style-name="ce10" office:value-type="float" office:value="0.5" calcext:value-type="float">
            <text:p>0.5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8" calcext:value-type="float">
            <text:p>-0.8</text:p>
          </table:table-cell>
          <table:table-cell table:style-name="ce19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/>
          <table:table-cell table:style-name="ce17" office:value-type="float" office:value="-0.8" calcext:value-type="float">
            <text:p>-0.8</text:p>
          </table:table-cell>
          <table:table-cell/>
          <table:table-cell table:style-name="ce34" table:number-matrix-columns-spanned="2" table:number-matrix-rows-spanned="1" table:formula="of:=TRANSPOSE(TANH(MMULT([.$U$8:.$Z$9];TRANSPOSE([.N9:.S9]))+[.$AB$8:.$AB$9]))" office:value-type="float" office:value="0.760148008421971" calcext:value-type="float">
            <text:p>0.760148</text:p>
          </table:table-cell>
          <table:table-cell table:style-name="ce35" office:value-type="float" office:value="-0.49314513907494" calcext:value-type="float">
            <text:p>-0.49314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-0.9" calcext:value-type="float">
            <text:p>-0.9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10"/>
          <table:table-cell table:style-name="ce4" table:number-matrix-columns-spanned="3" table:number-matrix-rows-spanned="1" table:formula="of:=[.N21:.P21]" office:value-type="float" office:value="-0.139092447878458" calcext:value-type="float">
            <text:p>-0.1390924479</text:p>
          </table:table-cell>
          <table:table-cell office:value-type="float" office:value="0.438199314832768" calcext:value-type="float">
            <text:p>0.4381993148</text:p>
          </table:table-cell>
          <table:table-cell office:value-type="float" office:value="-0.610676832816844" calcext:value-type="float">
            <text:p>-0.6106768328</text:p>
          </table:table-cell>
          <table:table-cell table:style-name="ce29" table:number-matrix-columns-spanned="3" table:number-matrix-rows-spanned="1" table:formula="of:=TRANSPOSE(TANH(MMULT([.$E$14:.$F$16];TRANSPOSE([.AD11:.AE11]))+[.$H$14:.$H$16]+MMULT([.J14:.L16]; TRANSPOSE([.Q21:.S21]))))" office:value-type="float" office:value="0.422897319453657" calcext:value-type="float">
            <text:p>0.4228973195</text:p>
          </table:table-cell>
          <table:table-cell office:value-type="float" office:value="0.473784950252028" calcext:value-type="float">
            <text:p>0.4737849503</text:p>
          </table:table-cell>
          <table:table-cell office:value-type="float" office:value="0.973995615807075" calcext:value-type="float">
            <text:p>0.9739956158</text:p>
          </table:table-cell>
          <table:table-cell table:number-columns-repeated="10"/>
          <table:table-cell table:style-name="ce34" table:number-matrix-columns-spanned="2" table:number-matrix-rows-spanned="1" table:formula="of:=TRANSPOSE(TANH(MMULT([.$U$8:.$Z$9];TRANSPOSE([.N10:.S10]))+[.$AB$8:.$AB$9]))" office:value-type="float" office:value="0.677900465604208" calcext:value-type="float">
            <text:p>0.677900</text:p>
          </table:table-cell>
          <table:table-cell table:style-name="ce35" office:value-type="float" office:value="-0.650755330785923" calcext:value-type="float">
            <text:p>-0.65075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4" office:value-type="float" office:value="-0.9" calcext:value-type="float">
            <text:p>-0.9</text:p>
          </table:table-cell>
          <table:table-cell table:style-name="ce5" office:value-type="float" office:value="0.6" calcext:value-type="float">
            <text:p>0.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10"/>
          <table:table-cell table:style-name="ce4" table:number-matrix-columns-spanned="3" table:number-matrix-rows-spanned="1" table:formula="of:=[.N22:.P22]" office:value-type="float" office:value="0.930217182936526" calcext:value-type="float">
            <text:p>0.9302171829</text:p>
          </table:table-cell>
          <table:table-cell office:value-type="float" office:value="0.04995837495788" calcext:value-type="float">
            <text:p>0.049958375</text:p>
          </table:table-cell>
          <table:table-cell office:value-type="float" office:value="-0.388472680216061" calcext:value-type="float">
            <text:p>-0.3884726802</text:p>
          </table:table-cell>
          <table:table-cell table:style-name="ce29" table:number-matrix-columns-spanned="3" table:number-matrix-rows-spanned="1" table:formula="of:=TRANSPOSE(TANH(MMULT([.$E$14:.$F$16];TRANSPOSE([.AD12:.AE12]))+[.$H$14:.$H$16]+MMULT([.J14:.L16]; TRANSPOSE([.Q22:.S22]))))" office:value-type="float" office:value="0.732886419803033" calcext:value-type="float">
            <text:p>0.7328864198</text:p>
          </table:table-cell>
          <table:table-cell office:value-type="float" office:value="-0.284662970643022" calcext:value-type="float">
            <text:p>-0.2846629706</text:p>
          </table:table-cell>
          <table:table-cell office:value-type="float" office:value="0.915055511612441" calcext:value-type="float">
            <text:p>0.9150555116</text:p>
          </table:table-cell>
          <table:table-cell table:number-columns-repeated="10"/>
          <table:table-cell table:style-name="ce34" table:number-matrix-columns-spanned="2" table:number-matrix-rows-spanned="1" table:formula="of:=TRANSPOSE(TANH(MMULT([.$U$8:.$Z$9];TRANSPOSE([.N11:.S11]))+[.$AB$8:.$AB$9]))" office:value-type="float" office:value="0.940300417554882" calcext:value-type="float">
            <text:p>0.940300</text:p>
          </table:table-cell>
          <table:table-cell table:style-name="ce35" office:value-type="float" office:value="-0.771790868903521" calcext:value-type="float">
            <text:p>-0.77179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6" office:value-type="string" calcext:value-type="string" table:number-columns-spanned="8" table:number-rows-spanned="1">
            <text:p>Right RNN</text:p>
          </table:table-cell>
          <table:covered-table-cell table:number-columns-repeated="7"/>
          <table:table-cell/>
          <table:table-cell table:style-name="ce4" table:number-matrix-columns-spanned="3" table:number-matrix-rows-spanned="1" table:formula="of:=[.N23:.P23]" office:value-type="float" office:value="0.961089830863614" calcext:value-type="float">
            <text:p>0.9610898309</text:p>
          </table:table-cell>
          <table:table-cell office:value-type="float" office:value="-0.0996679946249559" calcext:value-type="float">
            <text:p>-0.0996679946</text:p>
          </table:table-cell>
          <table:table-cell office:value-type="float" office:value="0.0399786803111635" calcext:value-type="float">
            <text:p>0.0399786803</text:p>
          </table:table-cell>
          <table:table-cell table:style-name="ce4" table:number-matrix-columns-spanned="3" table:number-matrix-rows-spanned="1" table:formula="of:=[.Q23:.S23]" office:value-type="float" office:value="0.891666599037528" calcext:value-type="float">
            <text:p>0.891666599</text:p>
          </table:table-cell>
          <table:table-cell office:value-type="float" office:value="-0.362707467578051" calcext:value-type="float">
            <text:p>-0.3627074676</text:p>
          </table:table-cell>
          <table:table-cell office:value-type="float" office:value="0.235495749538498" calcext:value-type="float">
            <text:p>0.2354957495</text:p>
          </table:table-cell>
          <table:table-cell table:number-columns-repeated="10"/>
          <table:table-cell table:style-name="ce34" table:number-matrix-columns-spanned="2" table:number-matrix-rows-spanned="1" table:formula="of:=TRANSPOSE(TANH(MMULT([.$U$8:.$Z$9];TRANSPOSE([.N12:.S12]))+[.$AB$8:.$AB$9]))" office:value-type="float" office:value="0.968959394443523" calcext:value-type="float">
            <text:p>0.968959</text:p>
          </table:table-cell>
          <table:table-cell table:style-name="ce35" office:value-type="float" office:value="-0.843282956514532" calcext:value-type="float">
            <text:p>-0.84328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7" office:value-type="string" calcext:value-type="string" table:number-columns-spanned="2" table:number-rows-spanned="1">
            <text:p>W</text:p>
          </table:table-cell>
          <table:covered-table-cell table:style-name="ce11"/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7" office:value-type="string" calcext:value-type="string" table:number-columns-spanned="3" table:number-rows-spanned="1">
            <text:p>W<text:span text:style-name="T1">rec</text:span></text:p>
          </table:table-cell>
          <table:covered-table-cell table:number-columns-repeated="2" table:style-name="ce11"/>
          <table:table-cell/>
          <table:table-cell table:style-name="Default" table:number-columns-repeated="6"/>
          <table:table-cell table:number-columns-repeated="16"/>
        </table:table-row>
        <table:table-row table:style-name="ro1">
          <table:table-cell table:number-columns-repeated="4"/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0.9" calcext:value-type="float">
            <text:p>0.9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8" office:value-type="float" office:value="-0.1" calcext:value-type="float">
            <text:p>-0.1</text:p>
          </table:table-cell>
          <table:table-cell table:style-name="ce12" office:value-type="float" office:value="0.7" calcext:value-type="float">
            <text:p>0.7</text:p>
          </table:table-cell>
          <table:table-cell/>
          <table:table-cell table:style-name="ce21" office:value-type="string" calcext:value-type="string" table:number-columns-spanned="6" table:number-rows-spanned="1">
            <text:p>Direct encoding</text:p>
          </table:table-cell>
          <table:covered-table-cell table:number-columns-repeated="5" table:style-name="ce25"/>
          <table:table-cell table:number-columns-repeated="16"/>
        </table:table-row>
        <table:table-row table:style-name="ro1">
          <table:table-cell table:number-columns-repeated="4"/>
          <table:table-cell table:style-name="ce9" office:value-type="float" office:value="-1" calcext:value-type="float">
            <text:p>-1</text:p>
          </table:table-cell>
          <table:table-cell table:style-name="ce13" office:value-type="float" office:value="-0.4" calcext:value-type="float">
            <text:p>-0.4</text:p>
          </table:table-cell>
          <table:table-cell/>
          <table:table-cell table:style-name="ce16" office:value-type="float" office:value="0.9" calcext:value-type="float">
            <text:p>0.9</text:p>
          </table:table-cell>
          <table:table-cell/>
          <table:table-cell table:style-name="ce9" office:value-type="float" office:value="-0.7" calcext:value-type="float">
            <text:p>-0.7</text:p>
          </table:table-cell>
          <table:table-cell table:style-name="ce1" office:value-type="float" office:value="0.8" calcext:value-type="float">
            <text:p>0.8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table:style-name="ce21" office:value-type="string" calcext:value-type="string" table:number-columns-spanned="3" table:number-rows-spanned="1">
            <text:p>Left</text:p>
          </table:table-cell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Right</text:p>
          </table:table-cell>
          <table:covered-table-cell table:number-columns-repeated="2" table:style-name="ce25"/>
          <table:table-cell table:number-columns-repeated="16"/>
        </table:table-row>
        <table:table-row table:style-name="ro1">
          <table:table-cell table:number-columns-repeated="4"/>
          <table:table-cell table:style-name="ce10" office:value-type="float" office:value="0.4" calcext:value-type="float">
            <text:p>0.4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17" office:value-type="float" office:value="0.4" calcext:value-type="float">
            <text:p>0.4</text:p>
          </table:table-cell>
          <table:table-cell/>
          <table:table-cell table:style-name="ce10" office:value-type="float" office:value="-0" calcext:value-type="float">
            <text:p>0</text:p>
          </table:table-cell>
          <table:table-cell table:style-name="ce19" office:value-type="float" office:value="0.8" calcext:value-type="float">
            <text:p>0.8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number-matrix-columns-spanned="3" table:number-matrix-rows-spanned="1" table:formula="of:=TRANSPOSE(TANH(MMULT([.$E$5:.$F$7];TRANSPOSE([.B5:.C5]))+[.$H$5:.$H$7]))" office:value-type="float" office:value="-0.291312612451591" calcext:value-type="float">
            <text:p>-0.291313</text:p>
          </table:table-cell>
          <table:table-cell table:style-name="ce26" office:value-type="float" office:value="0.336375544336332" calcext:value-type="float">
            <text:p>0.336376</text:p>
          </table:table-cell>
          <table:table-cell table:style-name="ce28" office:value-type="float" office:value="0.04995837495788" calcext:value-type="float">
            <text:p>0.049958</text:p>
          </table:table-cell>
          <table:table-cell table:number-matrix-columns-spanned="3" table:number-matrix-rows-spanned="1" table:formula="of:=TRANSPOSE(TANH(MMULT([.$E$14:.$F$16];TRANSPOSE([.B5:.C5]))+[.$H$14:.$H$16]))" office:value-type="float" office:value="-0.244918662403709" calcext:value-type="float">
            <text:p>-0.244919</text:p>
          </table:table-cell>
          <table:table-cell table:style-name="ce26" office:value-type="float" office:value="0.946806012846268" calcext:value-type="float">
            <text:p>0.946806</text:p>
          </table:table-cell>
          <table:table-cell table:style-name="ce28" office:value-type="float" office:value="0.761594155955765" calcext:value-type="float">
            <text:p>0.761594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number-matrix-columns-spanned="3" table:number-matrix-rows-spanned="1" table:formula="of:=TRANSPOSE(TANH(MMULT([.$E$5:.$F$7];TRANSPOSE([.B6:.C6]))+[.$H$5:.$H$7]))" office:value-type="float" office:value="-0.379948962255225" calcext:value-type="float">
            <text:p>-0.379949</text:p>
          </table:table-cell>
          <table:table-cell table:style-name="ce26" office:value-type="float" office:value="0.413644442187135" calcext:value-type="float">
            <text:p>0.413644</text:p>
          </table:table-cell>
          <table:table-cell table:style-name="ce28" office:value-type="float" office:value="-0.291312612451591" calcext:value-type="float">
            <text:p>-0.291313</text:p>
          </table:table-cell>
          <table:table-cell table:number-matrix-columns-spanned="3" table:number-matrix-rows-spanned="1" table:formula="of:=TRANSPOSE(TANH(MMULT([.$E$14:.$F$16];TRANSPOSE([.B6:.C6]))+[.$H$14:.$H$16]))" office:value-type="float" office:value="-0.187746205868285" calcext:value-type="float">
            <text:p>-0.187746</text:p>
          </table:table-cell>
          <table:table-cell table:style-name="ce26" office:value-type="float" office:value="0.968030303315595" calcext:value-type="float">
            <text:p>0.968030</text:p>
          </table:table-cell>
          <table:table-cell table:style-name="ce28" office:value-type="float" office:value="0.664036770267849" calcext:value-type="float">
            <text:p>0.664037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number-matrix-columns-spanned="3" table:number-matrix-rows-spanned="1" table:formula="of:=TRANSPOSE(TANH(MMULT([.$E$5:.$F$7];TRANSPOSE([.B7:.C7]))+[.$H$5:.$H$7]))" office:value-type="float" office:value="0.0798297691111313" calcext:value-type="float">
            <text:p>0.079830</text:p>
          </table:table-cell>
          <table:table-cell table:style-name="ce26" office:value-type="float" office:value="0.197375320224904" calcext:value-type="float">
            <text:p>0.197375</text:p>
          </table:table-cell>
          <table:table-cell table:style-name="ce28" office:value-type="float" office:value="0.396930432005078" calcext:value-type="float">
            <text:p>0.396930</text:p>
          </table:table-cell>
          <table:table-cell table:number-matrix-columns-spanned="3" table:number-matrix-rows-spanned="1" table:formula="of:=TRANSPOSE(TANH(MMULT([.$E$14:.$F$16];TRANSPOSE([.B7:.C7]))+[.$H$14:.$H$16]))" office:value-type="float" office:value="-0.10955847021443" calcext:value-type="float">
            <text:p>-0.109558</text:p>
          </table:table-cell>
          <table:table-cell table:style-name="ce26" office:value-type="float" office:value="0.851064109667944" calcext:value-type="float">
            <text:p>0.851064</text:p>
          </table:table-cell>
          <table:table-cell table:style-name="ce28" office:value-type="float" office:value="0.807568916578614" calcext:value-type="float">
            <text:p>0.807569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number-matrix-columns-spanned="3" table:number-matrix-rows-spanned="1" table:formula="of:=TRANSPOSE(TANH(MMULT([.$E$5:.$F$7];TRANSPOSE([.B8:.C8]))+[.$H$5:.$H$7]))" office:value-type="float" office:value="0.396930432005078" calcext:value-type="float">
            <text:p>0.396930</text:p>
          </table:table-cell>
          <table:table-cell table:style-name="ce26" office:value-type="float" office:value="0.10955847021443" calcext:value-type="float">
            <text:p>0.109558</text:p>
          </table:table-cell>
          <table:table-cell table:style-name="ce28" office:value-type="float" office:value="0.485381090605372" calcext:value-type="float">
            <text:p>0.485381</text:p>
          </table:table-cell>
          <table:table-cell table:number-matrix-columns-spanned="3" table:number-matrix-rows-spanned="1" table:formula="of:=TRANSPOSE(TANH(MMULT([.$E$14:.$F$16];TRANSPOSE([.B8:.C8]))+[.$H$14:.$H$16]))" office:value-type="float" office:value="0.0996679946249558" calcext:value-type="float">
            <text:p>0.099668</text:p>
          </table:table-cell>
          <table:table-cell table:style-name="ce26" office:value-type="float" office:value="0.706419320397235" calcext:value-type="float">
            <text:p>0.706419</text:p>
          </table:table-cell>
          <table:table-cell table:style-name="ce28" office:value-type="float" office:value="0.793199097083501" calcext:value-type="float">
            <text:p>0.793199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number-matrix-columns-spanned="3" table:number-matrix-rows-spanned="1" table:formula="of:=TRANSPOSE(TANH(MMULT([.$E$5:.$F$7];TRANSPOSE([.B9:.C9]))+[.$H$5:.$H$7]))" office:value-type="float" office:value="0.785663859026944" calcext:value-type="float">
            <text:p>0.785664</text:p>
          </table:table-cell>
          <table:table-cell table:style-name="ce26" office:value-type="float" office:value="-0.0099996666799995" calcext:value-type="float">
            <text:p>-0.010000</text:p>
          </table:table-cell>
          <table:table-cell table:style-name="ce28" office:value-type="float" office:value="0.454216432682259" calcext:value-type="float">
            <text:p>0.454216</text:p>
          </table:table-cell>
          <table:table-cell table:number-matrix-columns-spanned="3" table:number-matrix-rows-spanned="1" table:formula="of:=TRANSPOSE(TANH(MMULT([.$E$14:.$F$16];TRANSPOSE([.B9:.C9]))+[.$H$14:.$H$16]))" office:value-type="float" office:value="0.52989560752753" calcext:value-type="float">
            <text:p>0.529896</text:p>
          </table:table-cell>
          <table:table-cell table:style-name="ce26" office:value-type="float" office:value="0.272905080563133" calcext:value-type="float">
            <text:p>0.272905</text:p>
          </table:table-cell>
          <table:table-cell table:style-name="ce28" office:value-type="float" office:value="0.685809062229095" calcext:value-type="float">
            <text:p>0.685809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number-matrix-columns-spanned="3" table:number-matrix-rows-spanned="1" table:formula="of:=TRANSPOSE(TANH(MMULT([.$E$5:.$F$7];TRANSPOSE([.B10:.C10]))+[.$H$5:.$H$7]))" office:value-type="float" office:value="-0.139092447878458" calcext:value-type="float">
            <text:p>-0.139092</text:p>
          </table:table-cell>
          <table:table-cell table:style-name="ce26" office:value-type="float" office:value="0.438199314832768" calcext:value-type="float">
            <text:p>0.438199</text:p>
          </table:table-cell>
          <table:table-cell table:style-name="ce28" office:value-type="float" office:value="-0.610676832816844" calcext:value-type="float">
            <text:p>-0.610677</text:p>
          </table:table-cell>
          <table:table-cell table:number-matrix-columns-spanned="3" table:number-matrix-rows-spanned="1" table:formula="of:=TRANSPOSE(TANH(MMULT([.$E$14:.$F$16];TRANSPOSE([.B10:.C10]))+[.$H$14:.$H$16]))" office:value-type="float" office:value="0.158648504297499" calcext:value-type="float">
            <text:p>0.158649</text:p>
          </table:table-cell>
          <table:table-cell table:style-name="ce26" office:value-type="float" office:value="0.964027580075817" calcext:value-type="float">
            <text:p>0.964028</text:p>
          </table:table-cell>
          <table:table-cell table:style-name="ce28" office:value-type="float" office:value="0.413644442187135" calcext:value-type="float">
            <text:p>0.413644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number-matrix-columns-spanned="3" table:number-matrix-rows-spanned="1" table:formula="of:=TRANSPOSE(TANH(MMULT([.$E$5:.$F$7];TRANSPOSE([.B11:.C11]))+[.$H$5:.$H$7]))" office:value-type="float" office:value="0.930217182936526" calcext:value-type="float">
            <text:p>0.930217</text:p>
          </table:table-cell>
          <table:table-cell table:style-name="ce26" office:value-type="float" office:value="0.04995837495788" calcext:value-type="float">
            <text:p>0.049958</text:p>
          </table:table-cell>
          <table:table-cell table:style-name="ce28" office:value-type="float" office:value="-0.388472680216061" calcext:value-type="float">
            <text:p>-0.388473</text:p>
          </table:table-cell>
          <table:table-cell table:number-matrix-columns-spanned="3" table:number-matrix-rows-spanned="1" table:formula="of:=TRANSPOSE(TANH(MMULT([.$E$14:.$F$16];TRANSPOSE([.B11:.C11]))+[.$H$14:.$H$16]))" office:value-type="float" office:value="0.880951268046997" calcext:value-type="float">
            <text:p>0.880951</text:p>
          </table:table-cell>
          <table:table-cell table:style-name="ce26" office:value-type="float" office:value="0.119427298534386" calcext:value-type="float">
            <text:p>0.119427</text:p>
          </table:table-cell>
          <table:table-cell table:style-name="ce28" office:value-type="float" office:value="0.0399786803111635" calcext:value-type="float">
            <text:p>0.039979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number-matrix-columns-spanned="3" table:number-matrix-rows-spanned="1" table:formula="of:=TRANSPOSE(TANH(MMULT([.$E$5:.$F$7];TRANSPOSE([.B12:.C12]))+[.$H$5:.$H$7]))" office:value-type="float" office:value="0.961089830863614" calcext:value-type="float">
            <text:p>0.961090</text:p>
          </table:table-cell>
          <table:table-cell table:style-name="ce26" office:value-type="float" office:value="-0.0996679946249559" calcext:value-type="float">
            <text:p>-0.099668</text:p>
          </table:table-cell>
          <table:table-cell table:style-name="ce28" office:value-type="float" office:value="0.0399786803111635" calcext:value-type="float">
            <text:p>0.039979</text:p>
          </table:table-cell>
          <table:table-cell table:number-matrix-columns-spanned="3" table:number-matrix-rows-spanned="1" table:formula="of:=TRANSPOSE(TANH(MMULT([.$E$14:.$F$16];TRANSPOSE([.B12:.C12]))+[.$H$14:.$H$16]))" office:value-type="float" office:value="0.891666599037528" calcext:value-type="float">
            <text:p>0.891667</text:p>
          </table:table-cell>
          <table:table-cell table:style-name="ce26" office:value-type="float" office:value="-0.362707467578051" calcext:value-type="float">
            <text:p>-0.362707</text:p>
          </table:table-cell>
          <table:table-cell table:style-name="ce28" office:value-type="float" office:value="0.235495749538498" calcext:value-type="float">
            <text:p>0.235496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3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21" table:number-columns-spanned="3" table:number-rows-spanned="1"/>
          <table:covered-table-cell table:number-columns-repeated="2" table:style-name="ce25"/>
          <table:table-cell table:style-name="ce21" office:value-type="string" calcext:value-type="string" table:number-columns-spanned="3" table:number-rows-spanned="1">
            <text:p>3 -&gt; 4</text:p>
          </table:table-cell>
          <table:covered-table-cell table:number-columns-repeated="2" table:style-name="Default"/>
          <table:table-cell table:number-columns-repeated="13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ce23"/>
          <table:table-cell table:style-name="ce27" table:number-columns-repeated="2"/>
          <table:table-cell table:style-name="ce30" table:number-matrix-columns-spanned="3" table:number-matrix-rows-spanned="1" table:formula="of:=TRANSPOSE(TANH(MMULT([.$E$14:.$F$16];TRANSPOSE([.AD8:.AE8]))+[.$H$14:.$H$16]+MMULT([.J14:.L16];TRANSPOSE([.Q18:.S18]))))" office:value-type="float" office:value="0.76273628780242" calcext:value-type="float">
            <text:p>0.7627362878</text:p>
          </table:table-cell>
          <table:table-cell table:style-name="ce31" office:value-type="float" office:value="0.603382110045509" calcext:value-type="float">
            <text:p>0.60338211</text:p>
          </table:table-cell>
          <table:table-cell table:style-name="ce32" office:value-type="float" office:value="0.843787526600995" calcext:value-type="float">
            <text:p>0.8437875266</text:p>
          </table:table-cell>
          <table:table-cell table:number-columns-repeated="13"/>
          <table:table-cell table:style-name="ce1" table:number-columns-repeated="2"/>
          <table:table-cell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3"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6:44:55.696027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4:15:06.205997575</meta:creation-date>
    <meta:generator>LibreOffice/5.1.6.2$Linux_X86_64 LibreOffice_project/10m0$Build-2</meta:generator>
    <dc:date>2017-07-14T17:47:44.596154649</dc:date>
    <meta:editing-duration>PT1H19M30S</meta:editing-duration>
    <meta:editing-cycles>10</meta:editing-cycles>
    <meta:document-statistic meta:table-count="1" meta:cell-count="222" meta:object-count="0"/>
  </office:meta>
</office:document-meta>
</file>